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
            <text:p>TransportServiceDescription</text:p>
          </table:table-cell>
          <table:table-cell table:style-name="ce7" office:value-type="string" office:string-value="Transport Service Description. Details">
            <text:p>Transport Service Description. Details</text:p>
          </table:table-cell>
          <table:table-cell table:style-name="ce7" office:value-type="string" office:string-value=""/>
          <table:table-cell table:style-name="ce7" office:value-type="string" office:string-value="Transport Service Description">
            <text:p>Transport Service Descript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sent by a transport service provider to announce the availability of a transport service.">
            <text:p>A document sent by a transport service provider to announce the availability of a transport service.</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ransport Service Description. UBL Version Identifier. Identifier">
            <text:p>Transport Service Description. UBL Version Identifier. Identifier</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ransport Service Description. Customization Identifier. Identifier">
            <text:p>Transport Service Description. Customization Identifier. Identifier</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ransport Service Description. Profile Identifier. Identifier">
            <text:p>Transport Service Description. Profile Identifier. Identifier</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ransport Service Description. Profile Execution Identifier. Identifier">
            <text:p>Transport Service Description. Profile Execution Identifier. Identifier</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ransport Service Description. Identifier">
            <text:p>Transport Service Description. Identifier</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Transport Service Description. Copy_ Indicator. Indicator">
            <text:p>Transport Service Description. Copy_ Indicator. Indicator</text:p>
          </table:table-cell>
          <table:table-cell table:style-name="ce8" office:value-type="string" office:string-value=""/>
          <table:table-cell office:value-type="string" table:style-name="ce8" office:string-value="Transport Service Description">
            <text:p>Transport Service Description</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ransport Service Description. UUID. Identifier">
            <text:p>Transport Service Description. UUID. Identifier</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Transport Service Description. Issue Date. Date">
            <text:p>Transport Service Description. Issue Date. Date</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Transport Service Description. Issue Time. Time">
            <text:p>Transport Service Description. Issue Time. Time</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Transport Service Description. Note. Text">
            <text:p>Transport Service Description. Note. Text</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Name">
            <text:p>ServiceName</text:p>
          </table:table-cell>
          <table:table-cell office:value-type="string" table:style-name="ce8" office:string-value="Transport Service Description. Service Name. Name">
            <text:p>Transport Service Description. Service Name. Name</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office:value-type="string" table:style-name="ce8" office:string-value="Service">
            <text:p>Service</text:p>
          </table:table-cell>
          <table:table-cell office:value-type="string" table:style-name="ce8" office:string-value="Name">
            <text:p>Name</text:p>
          </table:table-cell>
          <table:table-cell office:value-type="string" table:style-name="ce3" table:formula="of:=IF([.F13]&lt;&gt;&quot;&quot;;CONCATENATE([.F13];&quot; &quot;;[.G13]);[.G13])" office:string-value="Service Name">
            <text:p>Service Name</text:p>
          </table:table-cell>
          <table:table-cell office:value-type="string" table:style-name="ce8" office:string-value="Name">
            <text:p>Name</text:p>
          </table:table-cell>
          <table:table-cell table:style-name="ce8" office:value-type="string" office:string-value=""/>
          <table:table-cell office:value-type="string" table:style-name="ce3" table:formula="of:=IF([.J13]&lt;&gt;&quot;&quot;;CONCATENATE([.J13];&quot;_ &quot;;[.I13];&quot;. Type&quot;);CONCATENATE([.I13];&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name, assigned by the Transport Service Provider, for the service being announced.">
            <text:p>A name, assigned by the Transport Service Provider, for the service being announc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sponseCode">
            <text:p>ResponseCode</text:p>
          </table:table-cell>
          <table:table-cell office:value-type="string" table:style-name="ce8" office:string-value="Transport Service Description. Response Code. Code">
            <text:p>Transport Service Description. Response Code. Code</text:p>
          </table:table-cell>
          <table:table-cell table:style-name="ce8" office:value-type="string" office:string-value=""/>
          <table:table-cell office:value-type="string" table:style-name="ce8" office:string-value="Transport Service Description">
            <text:p>Transport Service Description</text:p>
          </table:table-cell>
          <table:table-cell table:style-name="ce8" office:value-type="string" office:string-value=""/>
          <table:table-cell office:value-type="string" table:style-name="ce8" office:string-value="Response">
            <text:p>Response</text:p>
          </table:table-cell>
          <table:table-cell office:value-type="string" table:style-name="ce8" office:string-value="Code">
            <text:p>Code</text:p>
          </table:table-cell>
          <table:table-cell office:value-type="string" table:style-name="ce3" table:formula="of:=IF([.F14]&lt;&gt;&quot;&quot;;CONCATENATE([.F14];&quot; &quot;;[.G14]);[.G14])" office:string-value="Response Code">
            <text:p>Respons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4]&lt;&gt;&quot;&quot;;CONCATENATE([.J14];&quot;_ &quot;;[.I14];&quot;. Type&quot;);CONCATENATE([.I14];&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a response related to the Transport Service Description.">
            <text:p>A code signifying a response related to the Transport Service Descrip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9" office:value-type="string" office:string-value="Transport Service Description. Signature">
            <text:p>Transport Service Description. Signature</text:p>
          </table:table-cell>
          <table:table-cell table:style-name="ce9" office:value-type="string" office:string-value=""/>
          <table:table-cell table:style-name="ce9" office:value-type="string" office:string-value="Transport Service Description">
            <text:p>Transport Service Descrip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9" office:value-type="string" office:string-value="Transport Service Description. Sender_ Party. Party">
            <text:p>Transport Service Description. Sender_ Party. Party</text:p>
          </table:table-cell>
          <table:table-cell table:style-name="ce9" office:value-type="string" office:string-value=""/>
          <table:table-cell table:style-name="ce9" office:value-type="string" office:string-value="Transport Service Description">
            <text:p>Transport Service Description</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sending the Transport Service Description.">
            <text:p>The party sending the Transport Service Descrip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9" office:value-type="string" office:string-value="Transport Service Description. Receiver_ Party. Party">
            <text:p>Transport Service Description. Receiver_ Party. Party</text:p>
          </table:table-cell>
          <table:table-cell table:style-name="ce9" office:value-type="string" office:string-value=""/>
          <table:table-cell table:style-name="ce9" office:value-type="string" office:string-value="Transport Service Description">
            <text:p>Transport Service Description</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e Transport Service Description.">
            <text:p>The party receiving the Transport Service Descrip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ServiceDescriptionRequestDocumentReference">
            <text:p>TransportServiceDescriptionRequestDocumentReference</text:p>
          </table:table-cell>
          <table:table-cell table:style-name="ce9" office:value-type="string" office:string-value="Transport Service Description. Transport Service Description Request_ Document Reference. Document Reference">
            <text:p>Transport Service Description. Transport Service Description Request_ Document Reference. Document Reference</text:p>
          </table:table-cell>
          <table:table-cell table:style-name="ce9" office:value-type="string" office:string-value=""/>
          <table:table-cell table:style-name="ce9" office:value-type="string" office:string-value="Transport Service Description">
            <text:p>Transport Service Description</text:p>
          </table:table-cell>
          <table:table-cell table:style-name="ce9" office:value-type="string"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table:style-name="ce9" table:formula="of:=[.M18]"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Transport Service Description Request to which this Transport Service Description is a response.">
            <text:p>A Transport Service Description Request to which this Transport Service Description is a respon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ServiceProviderParty">
            <text:p>TransportServiceProviderParty</text:p>
          </table:table-cell>
          <table:table-cell table:style-name="ce9" office:value-type="string" office:string-value="Transport Service Description. Transport Service Provider_ Party. Party">
            <text:p>Transport Service Description. Transport Service Provider_ Party. Party</text:p>
          </table:table-cell>
          <table:table-cell table:style-name="ce9" office:value-type="string" office:string-value=""/>
          <table:table-cell table:style-name="ce9" office:value-type="string" office:string-value="Transport Service Description">
            <text:p>Transport Service Description</text:p>
          </table:table-cell>
          <table:table-cell table:style-name="ce9" office:value-type="string" office:string-value="Transport Service Provider">
            <text:p>Transport Service Provider</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ransport service provider.">
            <text:p>The transport service provi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rviceChargePaymentTerms">
            <text:p>ServiceChargePaymentTerms</text:p>
          </table:table-cell>
          <table:table-cell table:style-name="ce9" office:value-type="string" office:string-value="Transport Service Description. Service Charge_ Payment Terms. Payment Terms">
            <text:p>Transport Service Description. Service Charge_ Payment Terms. Payment Terms</text:p>
          </table:table-cell>
          <table:table-cell table:style-name="ce9" office:value-type="string" office:string-value=""/>
          <table:table-cell table:style-name="ce9" office:value-type="string" office:string-value="Transport Service Description">
            <text:p>Transport Service Description</text:p>
          </table:table-cell>
          <table:table-cell table:style-name="ce9" office:value-type="string" office:string-value="Service Charge">
            <text:p>Service Charge</text:p>
          </table:table-cell>
          <table:table-cell table:style-name="ce9" office:value-type="string" office:string-value=""/>
          <table:table-cell table:style-name="ce9" office:value-type="string" office:string-value=""/>
          <table:table-cell table:style-name="ce9" table:formula="of:=[.M20]" office:value-type="string" office:string-value="Payment Terms">
            <text:p>Payment Terms</text:p>
          </table:table-cell>
          <table:table-cell table:style-name="ce9" office:value-type="string"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yment Terms">
            <text:p>Payment Term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erms of payment under which the transport service would be provided.">
            <text:p>The terms of payment under which the transport service would be provid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ValidityPeriod">
            <text:p>ValidityPeriod</text:p>
          </table:table-cell>
          <table:table-cell table:style-name="ce9" office:value-type="string" office:string-value="Transport Service Description. Validity_ Period. Period">
            <text:p>Transport Service Description. Validity_ Period. Period</text:p>
          </table:table-cell>
          <table:table-cell table:style-name="ce9" office:value-type="string" office:string-value=""/>
          <table:table-cell table:style-name="ce9" office:value-type="string" office:string-value="Transport Service Description">
            <text:p>Transport Service Description</text:p>
          </table:table-cell>
          <table:table-cell table:style-name="ce9" office:value-type="string" office:string-value="Validity">
            <text:p>Validity</text:p>
          </table:table-cell>
          <table:table-cell table:style-name="ce9" office:value-type="string" office:string-value=""/>
          <table:table-cell table:style-name="ce9" office:value-type="string" office:string-value=""/>
          <table:table-cell table:style-name="ce9" table:formula="of:=[.M21]"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period during which this Transport Service Description is valid.">
            <text:p>A period during which this Transport Service Description is vali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rvice">
            <text:p>TransportationService</text:p>
          </table:table-cell>
          <table:table-cell table:style-name="ce9" office:value-type="string" office:string-value="Transport Service Description. Transportation Service">
            <text:p>Transport Service Description. Transportation Service</text:p>
          </table:table-cell>
          <table:table-cell table:style-name="ce9" office:value-type="string" office:string-value=""/>
          <table:table-cell table:style-name="ce9" office:value-type="string" office:string-value="Transport Service Description">
            <text:p>Transport Service Descrip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Transportation Service">
            <text:p>Transportation Service</text:p>
          </table:table-cell>
          <table:table-cell table:style-name="ce9" office:value-type="string" office:string-value="Transportation Service">
            <text:p>Transportation Servi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nsportation Service">
            <text:p>Transportation Servi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transportation service announced in this Transport Service Description.">
            <text:p>A transportation service announced in this Transport Service Descrip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